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Grande" svg:font-family="LucidaGrande"/>
    <style:font-face style:name="Verdana11" svg:font-family="Verdana1"/>
    <style:font-face style:name="F" svg:font-family="" style:font-family-generic="roman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9cm"/>
    </style:style>
    <style:style style:name="co2" style:family="table-column">
      <style:table-column-properties fo:break-before="auto" style:column-width="24.786cm"/>
    </style:style>
    <style:style style:name="co3" style:family="table-column">
      <style:table-column-properties fo:break-before="auto" style:column-width="6.969cm"/>
    </style:style>
    <style:style style:name="co4" style:family="table-column">
      <style:table-column-properties fo:break-before="auto" style:column-width="2.31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233cm"/>
    </style:style>
    <style:style style:name="co7" style:family="table-column">
      <style:table-column-properties fo:break-before="auto" style:column-width="3.598cm"/>
    </style:style>
    <style:style style:name="co8" style:family="table-column">
      <style:table-column-properties fo:break-before="auto" style:column-width="5.323cm"/>
    </style:style>
    <style:style style:name="co9" style:family="table-column">
      <style:table-column-properties fo:break-before="auto" style:column-width="18.519cm"/>
    </style:style>
    <style:style style:name="co10" style:family="table-column">
      <style:table-column-properties fo:break-before="auto" style:column-width="5.094cm"/>
    </style:style>
    <style:style style:name="co11" style:family="table-column">
      <style:table-column-properties fo:break-before="auto" style:column-width="4.235cm"/>
    </style:style>
    <style:style style:name="co12" style:family="table-column">
      <style:table-column-properties fo:break-before="auto" style:column-width="4.521cm"/>
    </style:style>
    <style:style style:name="co13" style:family="table-column">
      <style:table-column-properties fo:break-before="auto" style:column-width="2.469cm"/>
    </style:style>
    <style:style style:name="co14" style:family="table-column">
      <style:table-column-properties fo:break-before="auto" style:column-width="3.175cm"/>
    </style:style>
    <style:style style:name="ro1" style:family="table-row">
      <style:table-row-properties style:row-height="0.519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artifacts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ext-properties style:font-name="Verdana" style:font-name-asian="SimSun" style:font-name-complex="Lucida Sans"/>
    </style:style>
    <style:style style:name="ce3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="non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style:text-outline="false" style:text-line-through-style="none" style:font-name="Verdana1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font-name="Verdana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ext-properties fo:color="#000000" style:text-outline="false" style:text-line-through-style="none" style:font-name="Verdana1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0">
      <style:text-properties fo:color="#c41a16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Verdana1" fo:font-size="11pt" style:font-size-asian="11pt" style:font-size-complex="11pt"/>
    </style:style>
    <style:style style:name="T2" style:family="text">
      <style:text-properties fo:color="#000000" style:font-name="Verdana1" fo:font-size="11pt" style:font-name-asian="LucidaGrande" style:font-size-asian="11pt" style:font-name-complex="LucidaGrande" style:font-size-complex="11pt"/>
    </style:style>
    <style:style style:name="T3" style:family="text">
      <style:text-properties fo:color="#000000" style:font-name="Verdana1" fo:font-size="11pt" style:font-name-asian="Calibri" style:font-size-asian="11pt" style:font-name-complex="Calibri" style:font-size-complex="11pt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>
            <text:p>RuleID</text:p>
          </table:table-cell>
          <table:table-cell table:style-name="ce1" office:value-type="string">
            <text:p>rulenote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errorlevel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5" office:value-type="string">
            <text:p>comment</text:p>
          </table:table-cell>
          <table:table-cell table:style-name="ce1" office:value-type="string">
            <text:p>resolution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>
            <text:p>UBL-SR-36</text:p>
          </table:table-cell>
          <table:table-cell table:style-name="ce3" office:value-type="string">
            <text:p>Supporting document identifier shall occur maximum once</text:p>
          </table:table-cell>
          <table:table-cell office:value-type="string">
            <text:p>Additional supporting documents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office:value-type="string">
            <text:p>UBL-SR-37</text:p>
          </table:table-cell>
          <table:table-cell table:style-name="ce3" office:value-type="string">
            <text:p>Supporting document description shall occur maximum once</text:p>
          </table:table-cell>
          <table:table-cell office:value-type="string">
            <text:p>Additional supporting documents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office:value-type="string">
            <text:p>UBL-SR-25</text:p>
          </table:table-cell>
          <table:table-cell table:style-name="ce3" office:value-type="string">
            <text:p>Deliver to party name shall occur maximum once</text:p>
          </table:table-cell>
          <table:table-cell office:value-type="string">
            <text:p>Deliver to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UBL-SR-30</text:p>
          </table:table-cell>
          <table:table-cell table:style-name="ce3" office:value-type="string">
            <text:p>Document level allowance reason shall occur maximum once</text:p>
          </table:table-cell>
          <table:table-cell office:value-type="string">
            <text:p>Document level allowances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office:value-type="string">
            <text:p>UBL-SR-31</text:p>
          </table:table-cell>
          <table:table-cell table:style-name="ce3" office:value-type="string">
            <text:p>Document level charge reason shall occur maximum once</text:p>
          </table:table-cell>
          <table:table-cell office:value-type="string">
            <text:p>Document level charges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UBL-SR-32</text:p>
          </table:table-cell>
          <table:table-cell table:style-name="ce3" office:value-type="string">
            <text:p>Document level charge reason code shall occur maximum once</text:p>
          </table:table-cell>
          <table:table-cell office:value-type="string">
            <text:p>Document level charges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office:value-type="string">
            <text:p>UBL-SR-01</text:p>
          </table:table-cell>
          <table:table-cell table:style-name="ce3" office:value-type="string">
            <text:p>Contract identifier shall occur maximum once.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UBL-SR-02</text:p>
          </table:table-cell>
          <table:table-cell table:style-name="ce3" office:value-type="string">
            <text:p>Receive advice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office:value-type="string">
            <text:p>UBL-SR-03</text:p>
          </table:table-cell>
          <table:table-cell table:style-name="ce3" office:value-type="string">
            <text:p>Despatch advice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UBL-SR-04</text:p>
          </table:table-cell>
          <table:table-cell table:style-name="ce3" office:value-type="string">
            <text:p>Invoice not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office:value-type="string">
            <text:p>UBL-SR-05</text:p>
          </table:table-cell>
          <table:table-cell table:style-name="ce3" office:value-type="string">
            <text:p>Payment terms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UBL-SR-06</text:p>
          </table:table-cell>
          <table:table-cell table:style-name="ce3" office:value-type="string">
            <text:p>Preceding invoice referenc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UBL-SR-08</text:p>
          </table:table-cell>
          <table:table-cell table:style-name="ce3" office:value-type="string">
            <text:p>Invoice period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office:value-type="string">
            <text:p>UBL-SR-09</text:p>
          </table:table-cell>
          <table:table-cell table:style-name="ce3" office:value-type="string">
            <text:p>Seller nam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UBL-SR-10</text:p>
          </table:table-cell>
          <table:table-cell table:style-name="ce3" office:value-type="string">
            <text:p>Seller trader nam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office:value-type="string">
            <text:p>UBL-SR-11</text:p>
          </table:table-cell>
          <table:table-cell table:style-name="ce3" office:value-type="string">
            <text:p>Seller legal registration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UBL-SR-12</text:p>
          </table:table-cell>
          <table:table-cell table:style-name="ce3" office:value-type="string">
            <text:p>Seller VAT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office:value-type="string">
            <text:p>UBL-SR-13</text:p>
          </table:table-cell>
          <table:table-cell table:style-name="ce3" office:value-type="string">
            <text:p>Seller tax registration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UBL-SR-14</text:p>
          </table:table-cell>
          <table:table-cell table:style-name="ce3" office:value-type="string">
            <text:p>Seller additional legal information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office:value-type="string">
            <text:p>UBL-SR-15</text:p>
          </table:table-cell>
          <table:table-cell table:style-name="ce3" office:value-type="string">
            <text:p>Buyer nam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UBL-SR-16</text:p>
          </table:table-cell>
          <table:table-cell table:style-name="ce3" office:value-type="string">
            <text:p>Buyer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office:value-type="string">
            <text:p>UBL-SR-17</text:p>
          </table:table-cell>
          <table:table-cell table:style-name="ce3" office:value-type="string">
            <text:p>Buyer legal registration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UBL-SR-18</text:p>
          </table:table-cell>
          <table:table-cell table:style-name="ce3" office:value-type="string">
            <text:p>Buyer VAT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UBL-SR-24</text:p>
          </table:table-cell>
          <table:table-cell table:style-name="ce3" office:value-type="string">
            <text:p>Deliver to information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2">
          <table:table-cell office:value-type="string">
            <text:p>UBL-SR-29</text:p>
          </table:table-cell>
          <table:table-cell table:style-name="ce3" office:value-type="string">
            <text:p>Bank creditor referenc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UBL-SR-38</text:p>
          </table:table-cell>
          <table:table-cell table:style-name="ce3" office:value-type="string">
            <text:p>Invoice line note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office:value-type="string">
            <text:p>UBL-SR-39</text:p>
          </table:table-cell>
          <table:table-cell table:style-name="ce3" office:value-type="string">
            <text:p>Referenced purchase order line identifier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UBL-SR-40</text:p>
          </table:table-cell>
          <table:table-cell table:style-name="ce3" office:value-type="string">
            <text:p>Invoice line period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office:value-type="string">
            <text:p>UBL-SR-41</text:p>
          </table:table-cell>
          <table:table-cell table:style-name="ce3" office:value-type="string">
            <text:p>Invoice line allowance reason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UBL-SR-42</text:p>
          </table:table-cell>
          <table:table-cell table:style-name="ce3" office:value-type="string">
            <text:p>Invoice line charge reason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office:value-type="string">
            <text:p>UBL-SR-43</text:p>
          </table:table-cell>
          <table:table-cell table:style-name="ce3" office:value-type="string">
            <text:p>Item price discount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UBL-SR-44</text:p>
          </table:table-cell>
          <table:table-cell table:style-name="ce3" office:value-type="string">
            <text:p>Invoiced item VAT exemption reason text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2">
          <table:table-cell office:value-type="string">
            <text:p>UBL-SR-33</text:p>
          </table:table-cell>
          <table:table-cell table:style-name="ce3" office:value-type="string">
            <text:p>Invoice total VAT amount shall occur maximum once</text:p>
          </table:table-cell>
          <table:table-cell office:value-type="string">
            <text:p>Invoice total VAT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BL-SR-34</text:p>
          </table:table-cell>
          <table:table-cell table:style-name="ce3" office:value-type="string">
            <text:p>Invoice total VAT amount in accounting currency shall occur maximum once if present</text:p>
          </table:table-cell>
          <table:table-cell office:value-type="string">
            <text:p>Invoice total VAT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office:value-type="string">
            <text:p>UBL-SR-19</text:p>
          </table:table-cell>
          <table:table-cell table:style-name="ce3" office:value-type="string">
            <text:p>Payee name shall occur maximum once, if the Payee is different from the Seller</text:p>
          </table:table-cell>
          <table:table-cell office:value-type="string">
            <text:p>Payee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UBL-SR-20</text:p>
          </table:table-cell>
          <table:table-cell table:style-name="ce3" office:value-type="string">
            <text:p>Payee identifier shall occur maximum once, if the Payee is different from the Seller</text:p>
          </table:table-cell>
          <table:table-cell office:value-type="string">
            <text:p>Payee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office:value-type="string">
            <text:p>UBL-SR-21</text:p>
          </table:table-cell>
          <table:table-cell table:style-name="ce3" office:value-type="string">
            <text:p>Payee legal registration identifier shall occur maximum once, if the Payee is different from the Seller</text:p>
          </table:table-cell>
          <table:table-cell office:value-type="string">
            <text:p>Payee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UBL-SR-26</text:p>
          </table:table-cell>
          <table:table-cell table:style-name="ce3" office:value-type="string">
            <text:p>Payment reference shall occur maximum once</text:p>
          </table:table-cell>
          <table:table-cell office:value-type="string">
            <text:p>Payment instructions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office:value-type="string">
            <text:p>UBL-SR-27</text:p>
          </table:table-cell>
          <table:table-cell table:style-name="ce3" office:value-type="string">
            <text:p>Payment means text shall occur maximum once</text:p>
          </table:table-cell>
          <table:table-cell office:value-type="string">
            <text:p>Payment instructions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UBL-SR-28</text:p>
          </table:table-cell>
          <table:table-cell table:style-name="ce3" office:value-type="string">
            <text:p>Mandate reference identifier shall occur maximum once</text:p>
          </table:table-cell>
          <table:table-cell office:value-type="string">
            <text:p>Payment instructions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office:value-type="string">
            <text:p>UBL-SR-07</text:p>
          </table:table-cell>
          <table:table-cell table:style-name="ce3" office:value-type="string">
            <text:p>If there is a preceding invoice reference, the preceding invoice number shall be present</text:p>
          </table:table-cell>
          <table:table-cell office:value-type="string">
            <text:p>Preceding Invoice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UBL-SR-22</text:p>
          </table:table-cell>
          <table:table-cell table:style-name="ce3" office:value-type="string">
            <text:p>Seller tax representative name shall occur maximum once, if the Seller has a tax representative</text:p>
          </table:table-cell>
          <table:table-cell office:value-type="string">
            <text:p>Tax Representative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office:value-type="string">
            <text:p>UBL-SR-23</text:p>
          </table:table-cell>
          <table:table-cell table:style-name="ce3" office:value-type="string">
            <text:p>Seller tax representative VAT identifier shall occur maximum once, if the Seller has a tax representative</text:p>
          </table:table-cell>
          <table:table-cell office:value-type="string">
            <text:p>Tax Representative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1">
          <table:table-cell office:value-type="string">
            <text:p>UBL-SR-35</text:p>
          </table:table-cell>
          <table:table-cell table:style-name="ce3" office:value-type="string">
            <text:p>VAT exemption reason text shall occur maximum once</text:p>
          </table:table-cell>
          <table:table-cell office:value-type="string">
            <text:p>Tax subtotal</text:p>
          </table:table-cell>
          <table:table-cell office:value-type="string">
            <text:p>warning</text:p>
          </table:table-cell>
          <table:table-cell office:value-type="string">
            <text:p>SR</text:p>
          </table:table-cell>
          <table:table-cell table:number-columns-repeated="1018"/>
        </table:table-row>
        <table:table-row table:style-name="ro3">
          <table:table-cell office:value-type="string">
            <text:p>UBL-CR-01</text:p>
          </table:table-cell>
          <table:table-cell table:number-columns-repeated="1022"/>
        </table:table-row>
        <table:table-row table:style-name="ro3" table:number-rows-repeated="104852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UBL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number-columns-repeated="250" table:default-cell-style-name="Default"/>
        <table:table-row table:style-name="ro1">
          <table:table-cell table:style-name="ce6" office:value-type="string">
            <text:p>Source</text:p>
          </table:table-cell>
          <table:table-cell table:style-name="ce6" office:value-type="string">
            <text:p>Rule ID</text:p>
          </table:table-cell>
          <table:table-cell table:style-name="ce8" office:value-type="string">
            <text:p>Predicate</text:p>
          </table:table-cell>
          <table:table-cell table:style-name="ce11" office:value-type="string">
            <text:p>Prerequisite</text:p>
          </table:table-cell>
          <table:table-cell/>
          <table:table-cell table:style-name="ce12" table:number-columns-repeated="252"/>
        </table:table-row>
        <table:table-row table:style-name="ro2">
          <table:table-cell office:value-type="string">
            <text:p>SR</text:p>
          </table:table-cell>
          <table:table-cell office:value-type="string">
            <text:p>UBL-SR-01</text:p>
          </table:table-cell>
          <table:table-cell table:style-name="ce3" office:value-type="string">
            <text:p>(count(cac:ContractDocumentReference/cbc:ID) &amp;lt;= 1)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table:style-name="ce2" office:value-type="string">
            <text:p>UBL-SR-02</text:p>
          </table:table-cell>
          <table:table-cell table:style-name="ce9" office:value-type="string">
            <text:p><text:span text:style-name="T1">(count(cac:</text:span><text:span text:style-name="T2">ReceiptDocumentReference</text:span><text:span text:style-name="T1">/cbc:ID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office:value-type="string">
            <text:p>UBL-SR-03</text:p>
          </table:table-cell>
          <table:table-cell table:style-name="ce9" office:value-type="string">
            <text:p><text:span text:style-name="T1">(count(cac:</text:span><text:span text:style-name="T2">Despatch</text:span><text:span text:style-name="T1">DocumentReference/cbc:ID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table:style-name="ce2" office:value-type="string">
            <text:p>UBL-SR-04</text:p>
          </table:table-cell>
          <table:table-cell table:style-name="ce3" office:value-type="string">
            <text:p>(count(cbc:Note) &amp;lt;= 1)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office:value-type="string">
            <text:p>UBL-SR-05</text:p>
          </table:table-cell>
          <table:table-cell table:style-name="ce3" office:value-type="string">
            <text:p>(count(cac:PaymentTerms/cbc:Note) &amp;lt;= 1)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table:style-name="ce2" office:value-type="string">
            <text:p>UBL-SR-06</text:p>
          </table:table-cell>
          <table:table-cell table:style-name="ce3" office:value-type="string">
            <text:p>(count(cac:InvoiceDocumentReference) &amp;lt;= 1)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office:value-type="string">
            <text:p>UBL-SR-07</text:p>
          </table:table-cell>
          <table:table-cell table:style-name="ce3" office:value-type="string">
            <text:p>(cac:InvoiceDocumentReference/cbc:ID)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table:style-name="ce2" office:value-type="string">
            <text:p>UBL-SR-08</text:p>
          </table:table-cell>
          <table:table-cell table:style-name="ce3" office:value-type="string">
            <text:p>(count(cac:InvoicePeriod) &amp;lt;= 1)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office:value-type="string">
            <text:p>UBL-SR-09</text:p>
          </table:table-cell>
          <table:table-cell table:style-name="ce9" office:value-type="string">
            <text:p><text:span text:style-name="T1">(count(</text:span><text:span text:style-name="T3">cac:AccountingSupplierParty/cac:Party/cac:PartyLegalEntity/cbc:RegistrationName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table:style-name="ce2" office:value-type="string">
            <text:p>UBL-SR-10</text:p>
          </table:table-cell>
          <table:table-cell table:style-name="ce9" office:value-type="string">
            <text:p><text:span text:style-name="T1">(count(</text:span><text:span text:style-name="T3">cac:AccountingSupplierParty/cac:Party/cac:PartyName/cbc:Name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office:value-type="string">
            <text:p>UBL-SR-11</text:p>
          </table:table-cell>
          <table:table-cell table:style-name="ce9" office:value-type="string">
            <text:p><text:span text:style-name="T1">(count(</text:span><text:span text:style-name="T2">cac:AccountingSupplierParty/cac:Party/cac:PartyLegalEntity/cbc:CompanyID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table:style-name="ce2" office:value-type="string">
            <text:p>UBL-SR-12</text:p>
          </table:table-cell>
          <table:table-cell table:style-name="ce9" office:value-type="string">
            <text:p><text:span text:style-name="T1">(count(</text:span><text:span text:style-name="T2">cac:AccountingSupplierParty/cac:Party/cac:PartyTaxScheme/cbc:CompanyID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office:value-type="string">
            <text:p>UBL-SR-13</text:p>
          </table:table-cell>
          <table:table-cell table:style-name="ce9" office:value-type="string">
            <text:p><text:span text:style-name="T1">(count(</text:span><text:span text:style-name="T2">cac:AccountingSupplierParty/cac:Party/cac:PartyTaxScheme/cbc:ID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table:style-name="ce2" office:value-type="string">
            <text:p>UBL-SR-14</text:p>
          </table:table-cell>
          <table:table-cell table:style-name="ce9" office:value-type="string">
            <text:p><text:span text:style-name="T1">(count(</text:span><text:span text:style-name="T2">cac:AccountingSupplierParty/cac:Party/cac:PartyLegalEntity/cbc:CompanyLegalForm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office:value-type="string">
            <text:p>UBL-SR-15</text:p>
          </table:table-cell>
          <table:table-cell table:style-name="ce9" office:value-type="string">
            <text:p><text:span text:style-name="T1">(count(</text:span><text:span text:style-name="T3">cac:AccountingCustomerParty/cac:Party/cac:PartyName/cbc:Name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table:style-name="ce2" office:value-type="string">
            <text:p>UBL-SR-16</text:p>
          </table:table-cell>
          <table:table-cell table:style-name="ce9" office:value-type="string">
            <text:p><text:span text:style-name="T1">(count(</text:span><text:span text:style-name="T3">cac:AccountingCustomerParty/cac:Party/cac:PartyIdentification/cbc:ID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office:value-type="string">
            <text:p>UBL-SR-17</text:p>
          </table:table-cell>
          <table:table-cell table:style-name="ce9" office:value-type="string">
            <text:p><text:span text:style-name="T1">(count(</text:span><text:span text:style-name="T2">cac:AccountingCustomerParty/cac:Party/cac:PartyLegalEntity/cbc:CompanyID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table:style-name="ce2" office:value-type="string">
            <text:p>UBL-SR-18</text:p>
          </table:table-cell>
          <table:table-cell table:style-name="ce9" office:value-type="string">
            <text:p><text:span text:style-name="T1">(count(</text:span><text:span text:style-name="T2">cac:AccountingCustomerParty/cac:Party/cac:PartyTaxScheme/cbc:CompanyID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office:value-type="string">
            <text:p>UBL-SR-19</text:p>
          </table:table-cell>
          <table:table-cell table:style-name="ce9" office:value-type="string">
            <text:p><text:span text:style-name="T1">(count(</text:span><text:span text:style-name="T3">cac:PartyName/cbc:Name</text:span><text:span text:style-name="T1">) &amp;lt;= 1) and ((</text:span><text:span text:style-name="T3">cac:PartyName/cbc:Name) != (/cac:AccountingSupplierParty/cac:Party/cac:PartyName/cbc:Name)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table:style-name="ce2" office:value-type="string">
            <text:p>UBL-SR-20</text:p>
          </table:table-cell>
          <table:table-cell table:style-name="ce9" office:value-type="string">
            <text:p><text:span text:style-name="T1">(count(</text:span><text:span text:style-name="T3">cac:PartyIdentification/cbc:ID</text:span><text:span text:style-name="T1">) &amp;lt;= 1) and ((</text:span><text:span text:style-name="T3">cac:PartyName/cbc:Name) != (/cac:AccountingSupplierParty/cac:Party/cac:PartyName/cbc:Name)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office:value-type="string">
            <text:p>UBL-SR-21</text:p>
          </table:table-cell>
          <table:table-cell table:style-name="ce9" office:value-type="string">
            <text:p><text:span text:style-name="T1">(count(</text:span><text:span text:style-name="T3">cac:PartyLegalEntity/cbc:CompanyID</text:span><text:span text:style-name="T1">) &amp;lt;= 1) and ((</text:span><text:span text:style-name="T3">cac:PartyName/cbc:Name) != (/cac:AccountingSupplierParty/cac:Party/cac:PartyName/cbc:Name)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table:style-name="ce2" office:value-type="string">
            <text:p>UBL-SR-22</text:p>
          </table:table-cell>
          <table:table-cell table:style-name="ce9" office:value-type="string">
            <text:p><text:span text:style-name="T1">(count(</text:span><text:span text:style-name="T3">cac:Party/cac:PartyName/cbc:Name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office:value-type="string">
            <text:p>UBL-SR-23</text:p>
          </table:table-cell>
          <table:table-cell table:style-name="ce9" office:value-type="string">
            <text:p><text:span text:style-name="T1">(count(</text:span><text:span text:style-name="T2">cac:Party/cac:PartyTaxScheme/cbc:CompanyID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table:style-name="ce2" office:value-type="string">
            <text:p>UBL-SR-24</text:p>
          </table:table-cell>
          <table:table-cell table:style-name="ce3" office:value-type="string">
            <text:p>(count(cac:Delivery) &amp;lt;= 1)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office:value-type="string">
            <text:p>UBL-SR-25</text:p>
          </table:table-cell>
          <table:table-cell table:style-name="ce9" office:value-type="string">
            <text:p><text:span text:style-name="T1">(count(</text:span><text:span text:style-name="T3">cac:DeliveryParty/cac:PartyName/cbc:Name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table:style-name="ce2" office:value-type="string">
            <text:p>UBL-SR-26</text:p>
          </table:table-cell>
          <table:table-cell table:style-name="ce3" office:value-type="string">
            <text:p>(count(cbc:PaymentID) &amp;lt;= 1)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office:value-type="string">
            <text:p>UBL-SR-27</text:p>
          </table:table-cell>
          <table:table-cell table:style-name="ce3" office:value-type="string">
            <text:p>(count(cbc:InstructionNote) &amp;lt;= 1)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table:style-name="ce2" office:value-type="string">
            <text:p>UBL-SR-28</text:p>
          </table:table-cell>
          <table:table-cell table:style-name="ce3" office:value-type="string">
            <text:p>(count(cac:PaymentMandate/cbc:ID) &amp;lt;= 1)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office:value-type="string">
            <text:p>UBL-SR-29</text:p>
          </table:table-cell>
          <table:table-cell table:style-name="ce9" office:value-type="string">
            <text:p><text:span text:style-name="T1">(count(</text:span><text:span text:style-name="T3">cac:PayeeParty/cac:PartyIdentification/cbc:ID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table:style-name="ce2" office:value-type="string">
            <text:p>UBL-SR-30</text:p>
          </table:table-cell>
          <table:table-cell table:style-name="ce9" office:value-type="string">
            <text:p><text:span text:style-name="T1">(count(</text:span><text:span text:style-name="T3">cbc:AllowanceChargeReason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office:value-type="string">
            <text:p>UBL-SR-31</text:p>
          </table:table-cell>
          <table:table-cell table:style-name="ce9" office:value-type="string">
            <text:p><text:span text:style-name="T1">(count(</text:span><text:span text:style-name="T3">cbc:AllowanceChargeReason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table:style-name="ce2" office:value-type="string">
            <text:p>UBL-SR-32</text:p>
          </table:table-cell>
          <table:table-cell table:style-name="ce9" office:value-type="string">
            <text:p><text:span text:style-name="T1">(count(</text:span><text:span text:style-name="T3">cbc:AllowanceChargeReasonCode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office:value-type="string">
            <text:p>UBL-SR-33</text:p>
          </table:table-cell>
          <table:table-cell table:style-name="ce3" office:value-type="string">
            <text:p>(count(cbc:TaxAmount) &amp;lt;= 1)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table:style-name="ce2" office:value-type="string">
            <text:p>UBL-SR-34</text:p>
          </table:table-cell>
          <table:table-cell table:style-name="ce3" office:value-type="string">
            <text:p>(count(cac:TaxSubtotal/cbc:TransactionCurrencyTaxAmount) &amp;lt;= 1)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office:value-type="string">
            <text:p>UBL-SR-35</text:p>
          </table:table-cell>
          <table:table-cell table:style-name="ce9" office:value-type="string">
            <text:p><text:span text:style-name="T1">(count(</text:span><text:span text:style-name="T2">cac:TaxCategory/cbc:TaxExemptionReason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table:style-name="ce2" office:value-type="string">
            <text:p>UBL-SR-36</text:p>
          </table:table-cell>
          <table:table-cell table:style-name="ce3" office:value-type="string">
            <text:p>(count(cbc:ID) &amp;lt;= 1)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office:value-type="string">
            <text:p>UBL-SR-37</text:p>
          </table:table-cell>
          <table:table-cell table:style-name="ce3" office:value-type="string">
            <text:p>(count(cbc:DocumentType) &amp;lt;= 1)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table:style-name="ce2" office:value-type="string">
            <text:p>UBL-SR-38</text:p>
          </table:table-cell>
          <table:table-cell table:style-name="ce3" office:value-type="string">
            <text:p>(count(cbc:Note) &amp;lt;= 1)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office:value-type="string">
            <text:p>UBL-SR-39</text:p>
          </table:table-cell>
          <table:table-cell table:style-name="ce9" office:value-type="string">
            <text:p><text:span text:style-name="T1">(count(cac:</text:span><text:span text:style-name="T3">OrderLineReference/cbc:LineID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table:style-name="ce2" office:value-type="string">
            <text:p>UBL-SR-40</text:p>
          </table:table-cell>
          <table:table-cell table:style-name="ce3" office:value-type="string">
            <text:p>(count(cac:InvoicePeriod) &amp;lt;= 1)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office:value-type="string">
            <text:p>UBL-SR-41</text:p>
          </table:table-cell>
          <table:table-cell table:style-name="ce9" office:value-type="string">
            <text:p><text:span text:style-name="T1">(count(cac:AllowanceCharge[cbc:ChargeIndicator='false']/</text:span><text:span text:style-name="T3">cbc:AllowanceChargeReason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table:style-name="ce2" office:value-type="string">
            <text:p>UBL-SR-42</text:p>
          </table:table-cell>
          <table:table-cell table:style-name="ce9" office:value-type="string">
            <text:p><text:span text:style-name="T1">(count(cac:AllowanceCharge[cbc:ChargeIndicator='true']/</text:span><text:span text:style-name="T3">cbc:AllowanceChargeReason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office:value-type="string">
            <text:p>UBL-SR-43</text:p>
          </table:table-cell>
          <table:table-cell table:style-name="ce9" office:value-type="string">
            <text:p><text:span text:style-name="T1">(count(cac:</text:span><text:span text:style-name="T2">Price/cac:AllowanceCharge/cbc:Amount</text:span><text:span text:style-name="T1">) &amp;lt;= 1)</text:span></text:p>
          </table:table-cell>
          <table:table-cell/>
          <table:table-cell table:style-name="ce3"/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table:style-name="ce2" office:value-type="string">
            <text:p>UBL-SR-44</text:p>
          </table:table-cell>
          <table:table-cell table:style-name="ce10" office:value-type="string">
            <text:p><text:span text:style-name="T1">(count(cac:</text:span><text:span text:style-name="T2">Item/cac:ClassifiedTaxCategory/cbc:TaxExemptionReason</text:span><text:span text:style-name="T1">) &amp;lt;= 1)</text:span></text:p>
          </table:table-cell>
          <table:table-cell/>
          <table:table-cell table:style-name="ce3" office:value-type="string">
            <text:p>Invoiced item VAT exemption reason text shall occur maximum once</text:p>
          </table:table-cell>
          <table:table-cell table:number-columns-repeated="252"/>
        </table:table-row>
        <table:table-row table:style-name="ro2">
          <table:table-cell office:value-type="string">
            <text:p>SR</text:p>
          </table:table-cell>
          <table:table-cell table:style-name="ce7" office:value-type="string">
            <text:p>Invoice line</text:p>
          </table:table-cell>
          <table:table-cell office:value-type="string">
            <text:p>cac:InvoiceLine</text:p>
          </table:table-cell>
          <table:table-cell table:number-columns-repeated="254"/>
        </table:table-row>
        <table:table-row table:style-name="ro2">
          <table:table-cell office:value-type="string">
            <text:p>SR</text:p>
          </table:table-cell>
          <table:table-cell office:value-type="string">
            <text:p>Preceding Invoice</text:p>
          </table:table-cell>
          <table:table-cell office:value-type="string">
            <text:p>cac:BillingReference</text:p>
          </table:table-cell>
          <table:table-cell table:number-columns-repeated="254"/>
        </table:table-row>
        <table:table-row table:style-name="ro2">
          <table:table-cell office:value-type="string">
            <text:p>SR</text:p>
          </table:table-cell>
          <table:table-cell office:value-type="string">
            <text:p>Payee</text:p>
          </table:table-cell>
          <table:table-cell office:value-type="string">
            <text:p>cac:PayeeParty</text:p>
          </table:table-cell>
          <table:table-cell table:number-columns-repeated="254"/>
        </table:table-row>
        <table:table-row table:style-name="ro2">
          <table:table-cell office:value-type="string">
            <text:p>SR</text:p>
          </table:table-cell>
          <table:table-cell table:style-name="ce7" office:value-type="string">
            <text:p>Tax Representative</text:p>
          </table:table-cell>
          <table:table-cell office:value-type="string">
            <text:p>cac:TaxRepresentativeParty</text:p>
          </table:table-cell>
          <table:table-cell table:number-columns-repeated="254"/>
        </table:table-row>
        <table:table-row table:style-name="ro2">
          <table:table-cell office:value-type="string">
            <text:p>SR</text:p>
          </table:table-cell>
          <table:table-cell office:value-type="string">
            <text:p>Deliver to</text:p>
          </table:table-cell>
          <table:table-cell office:value-type="string">
            <text:p>cac:Delivery</text:p>
          </table:table-cell>
          <table:table-cell table:number-columns-repeated="254"/>
        </table:table-row>
        <table:table-row table:style-name="ro2">
          <table:table-cell office:value-type="string">
            <text:p>SR</text:p>
          </table:table-cell>
          <table:table-cell table:style-name="ce7" office:value-type="string">
            <text:p>Payment instructions</text:p>
          </table:table-cell>
          <table:table-cell office:value-type="string">
            <text:p>cac:PaymentMeans</text:p>
          </table:table-cell>
          <table:table-cell table:number-columns-repeated="254"/>
        </table:table-row>
        <table:table-row table:style-name="ro2">
          <table:table-cell office:value-type="string">
            <text:p>SR</text:p>
          </table:table-cell>
          <table:table-cell table:style-name="ce7" office:value-type="string">
            <text:p>Document level allowances</text:p>
          </table:table-cell>
          <table:table-cell office:value-type="string">
            <text:p>cac:AllowanceCharge[cbc:ChargeIndicator = 'false']</text:p>
          </table:table-cell>
          <table:table-cell table:number-columns-repeated="254"/>
        </table:table-row>
        <table:table-row table:style-name="ro2">
          <table:table-cell office:value-type="string">
            <text:p>SR</text:p>
          </table:table-cell>
          <table:table-cell table:style-name="ce7" office:value-type="string">
            <text:p>Document level charges</text:p>
          </table:table-cell>
          <table:table-cell office:value-type="string">
            <text:p>cac:AllowanceCharge[cbc:ChargeIndicator = 'true']</text:p>
          </table:table-cell>
          <table:table-cell table:number-columns-repeated="254"/>
        </table:table-row>
        <table:table-row table:style-name="ro2">
          <table:table-cell office:value-type="string">
            <text:p>SR</text:p>
          </table:table-cell>
          <table:table-cell office:value-type="string">
            <text:p>Invoice total VAT</text:p>
          </table:table-cell>
          <table:table-cell office:value-type="string">
            <text:p>cac:TaxTotal</text:p>
          </table:table-cell>
          <table:table-cell table:number-columns-repeated="254"/>
        </table:table-row>
        <table:table-row table:style-name="ro2">
          <table:table-cell office:value-type="string">
            <text:p>SR</text:p>
          </table:table-cell>
          <table:table-cell table:style-name="ce7" office:value-type="string">
            <text:p>Tax subtotal</text:p>
          </table:table-cell>
          <table:table-cell office:value-type="string">
            <text:p>cac:TaxSubtotal</text:p>
          </table:table-cell>
          <table:table-cell table:number-columns-repeated="254"/>
        </table:table-row>
        <table:table-row table:style-name="ro2">
          <table:table-cell office:value-type="string">
            <text:p>SR</text:p>
          </table:table-cell>
          <table:table-cell table:style-name="ce7" office:value-type="string">
            <text:p>Additional supporting documents</text:p>
          </table:table-cell>
          <table:table-cell office:value-type="string">
            <text:p>cac:AdditionalDocumentReference</text:p>
          </table:table-cell>
          <table:table-cell table:number-columns-repeated="254"/>
        </table:table-row>
        <table:table-row table:style-name="ro2">
          <table:table-cell office:value-type="string">
            <text:p>SR</text:p>
          </table:table-cell>
          <table:table-cell table:style-name="ce7" office:value-type="string">
            <text:p>Invoice</text:p>
          </table:table-cell>
          <table:table-cell office:value-type="string">
            <text:p>/ubl:Invoice</text:p>
          </table:table-cell>
          <table:table-cell table:number-columns-repeated="254"/>
        </table:table-row>
        <table:table-row table:style-name="ro3" table:number-rows-repeated="1048307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artifacts" table:style-name="ta2" table:print="false">
        <office:forms form:automatic-focus="false" form:apply-design-mode="false"/>
        <table:table-column table:style-name="co13" table:default-cell-style-name="ce14"/>
        <table:table-column table:style-name="co14" table:default-cell-style-name="ce14"/>
        <table:table-column table:style-name="co13" table:number-columns-repeated="255" table:default-cell-style-name="ce14"/>
        <table:table-column table:style-name="co13" table:number-columns-repeated="767" table:default-cell-style-name="Default"/>
        <table:table-row table:style-name="ro1">
          <table:table-cell table:style-name="ce13" office:value-type="string">
            <text:p>Profile</text:p>
          </table:table-cell>
          <table:table-cell table:style-name="ce13" office:value-type="string">
            <text:p>Transaction</text:p>
          </table:table-cell>
          <table:table-cell table:style-name="ce13" office:value-type="string">
            <text:p>Binding</text:p>
          </table:table-cell>
          <table:table-cell table:style-name="ce13" office:value-type="string">
            <text:p>Codelist</text:p>
          </table:table-cell>
          <table:table-cell office:value-type="string">
            <text:p>Instance Namespace</text:p>
          </table:table-cell>
          <table:table-cell table:number-columns-repeated="1019"/>
        </table:table-row>
        <table:table-row table:style-name="ro2">
          <table:table-cell/>
          <table:table-cell table:style-name="Default" office:value-type="string">
            <text:p>SR</text:p>
          </table:table-cell>
          <table:table-cell office:value-type="string">
            <text:p>UBL</text:p>
          </table:table-cell>
          <table:table-cell table:style-name="ce15"/>
          <table:table-cell table:style-name="ce16" office:value-type="string">
            <text:p>urn:oasis:names:specification:ubl:schema:xsd:Invoice-2</text:p>
          </table:table-cell>
          <table:table-cell table:number-columns-repeated="1019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abstract.A2:abstract.AMJ45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Grande" svg:font-family="LucidaGrande"/>
    <style:font-face style:name="Verdana11" svg:font-family="Verdana1"/>
    <style:font-face style:name="F" svg:font-family="" style:font-family-generic="roman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fo:color="#000000" style:font-name="Verdana" fo:font-size="11pt" style:font-name-asian="SimSun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 style:data-style-name="N0">
      <style:table-cell-properties style:glyph-orientation-vertical="0" fo:background-color="#6666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 style:data-style-name="N0">
      <style:table-cell-properties style:glyph-orientation-vertical="0" fo:background-color="#ff66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333333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 style:data-style-name="N0">
      <style:table-cell-properties style:glyph-orientation-vertical="0" fo:background-color="#ffcc99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 style:data-style-name="N0">
      <style:table-cell-properties style:glyph-orientation-vertical="0" fo:border-bottom="0.105cm double #33cccc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33cccc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5" style:display-name="Heading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02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_20_2" style:display-name="Result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2" style:display-name="Result2 2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3" style:display-name="Result2 3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5" style:display-name="Result2 5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Schlecht" style:family="table-cell" style:parent-style-name="Default" style:data-style-name="N0">
      <style:table-cell-properties style:glyph-orientation-vertical="0" fo:background-color="#ff99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2088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erknüpfte_20_Zelle" style:display-name="Verknüpfte Zelle" style:family="table-cell" style:parent-style-name="Default" style:data-style-name="N0">
      <style:table-cell-properties style:glyph-orientation-vertical="0" fo:border-bottom="0.105cm double #ff9900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 style:data-style-name="N0">
      <style:table-cell-properties style:glyph-orientation-vertical="0" fo:background-color="#969696" style:diagonal-bl-tr="none" style:diagonal-tl-br="none" style:text-align-source="value-type" style:repeat-content="false" fo:wrap-option="no-wrap" fo:border="0.105cm double #333333" style:border-line-width="0.035cm 0.035cm 0.035cm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 style:data-style-name="N0">
      <style:table-cell-properties style:glyph-orientation-vertical="0" fo:border-bottom="0.002cm solid #c0c0c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30/05/2016</text:date>, <text:time>09:2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6-05-30T09:23:21</dc:date>
    <dc:creator>Oriol Bausà</dc:creator>
    <meta:editing-duration>P21DT22H8M</meta:editing-duration>
    <meta:editing-cycles>146</meta:editing-cycles>
    <meta:document-statistic meta:table-count="3" meta:cell-count="411" meta:object-count="0"/>
  </office:meta>
</office:document-meta>
</file>